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9e18" officeooo:paragraph-rsid="00049e18"/>
    </style:style>
    <style:style style:name="P2" style:family="paragraph" style:parent-style-name="Standard">
      <style:text-properties officeooo:rsid="00049e18" officeooo:paragraph-rsid="002d1edb"/>
    </style:style>
    <style:style style:name="P3" style:family="paragraph" style:parent-style-name="Standard">
      <style:text-properties officeooo:rsid="0004e80b" officeooo:paragraph-rsid="0004e80b"/>
    </style:style>
    <style:style style:name="P4" style:family="paragraph" style:parent-style-name="Standard">
      <style:text-properties officeooo:rsid="0005a4dc" officeooo:paragraph-rsid="0005a4dc"/>
    </style:style>
    <style:style style:name="P5" style:family="paragraph" style:parent-style-name="Standard">
      <style:text-properties officeooo:rsid="000a740f" officeooo:paragraph-rsid="000a740f"/>
    </style:style>
    <style:style style:name="P6" style:family="paragraph" style:parent-style-name="Standard">
      <style:text-properties officeooo:rsid="000a740f" officeooo:paragraph-rsid="000d9573"/>
    </style:style>
    <style:style style:name="P7" style:family="paragraph" style:parent-style-name="Standard">
      <style:text-properties officeooo:rsid="000a740f" officeooo:paragraph-rsid="000fc8f0"/>
    </style:style>
    <style:style style:name="P8" style:family="paragraph" style:parent-style-name="Standard">
      <style:text-properties officeooo:rsid="000a740f" officeooo:paragraph-rsid="0011300d"/>
    </style:style>
    <style:style style:name="P9" style:family="paragraph" style:parent-style-name="Standard">
      <style:text-properties officeooo:rsid="000a740f" officeooo:paragraph-rsid="00126f57"/>
    </style:style>
    <style:style style:name="P10" style:family="paragraph" style:parent-style-name="Standard">
      <style:text-properties officeooo:rsid="000a740f" officeooo:paragraph-rsid="001cd781"/>
    </style:style>
    <style:style style:name="P11" style:family="paragraph" style:parent-style-name="Standard">
      <style:text-properties officeooo:rsid="000a740f" officeooo:paragraph-rsid="001f0bb5"/>
    </style:style>
    <style:style style:name="P12" style:family="paragraph" style:parent-style-name="Standard">
      <style:text-properties officeooo:rsid="000a740f" officeooo:paragraph-rsid="00220512"/>
    </style:style>
    <style:style style:name="P13" style:family="paragraph" style:parent-style-name="Standard">
      <style:text-properties officeooo:rsid="000a740f" officeooo:paragraph-rsid="002d1edb"/>
    </style:style>
    <style:style style:name="P14" style:family="paragraph" style:parent-style-name="Standard">
      <style:text-properties officeooo:rsid="000d9573" officeooo:paragraph-rsid="000d9573"/>
    </style:style>
    <style:style style:name="P15" style:family="paragraph" style:parent-style-name="Standard">
      <style:text-properties officeooo:rsid="000d9573" officeooo:paragraph-rsid="000fc8f0"/>
    </style:style>
    <style:style style:name="P16" style:family="paragraph" style:parent-style-name="Standard">
      <style:text-properties officeooo:rsid="000d9573" officeooo:paragraph-rsid="0011300d"/>
    </style:style>
    <style:style style:name="P17" style:family="paragraph" style:parent-style-name="Standard">
      <style:text-properties officeooo:rsid="000d9573" officeooo:paragraph-rsid="00126f57"/>
    </style:style>
    <style:style style:name="P18" style:family="paragraph" style:parent-style-name="Standard">
      <style:text-properties officeooo:rsid="000d9573" officeooo:paragraph-rsid="001f0bb5"/>
    </style:style>
    <style:style style:name="P19" style:family="paragraph" style:parent-style-name="Standard">
      <style:text-properties officeooo:rsid="000fc8f0" officeooo:paragraph-rsid="00126f57"/>
    </style:style>
    <style:style style:name="P20" style:family="paragraph" style:parent-style-name="Standard">
      <style:text-properties officeooo:rsid="000fc8f0" officeooo:paragraph-rsid="001c412d"/>
    </style:style>
    <style:style style:name="P21" style:family="paragraph" style:parent-style-name="Standard">
      <style:text-properties officeooo:rsid="000fc8f0" officeooo:paragraph-rsid="001f0bb5"/>
    </style:style>
    <style:style style:name="P22" style:family="paragraph" style:parent-style-name="Standard">
      <style:text-properties officeooo:rsid="000fc8f0" officeooo:paragraph-rsid="00220512"/>
    </style:style>
    <style:style style:name="P23" style:family="paragraph" style:parent-style-name="Standard">
      <style:text-properties officeooo:rsid="000fc8f0" officeooo:paragraph-rsid="002d1edb"/>
    </style:style>
    <style:style style:name="P24" style:family="paragraph" style:parent-style-name="Standard">
      <style:text-properties officeooo:rsid="002827b6" officeooo:paragraph-rsid="002827b6"/>
    </style:style>
    <style:style style:name="P25" style:family="paragraph" style:parent-style-name="Standard">
      <style:text-properties officeooo:rsid="002827b6" officeooo:paragraph-rsid="002d1edb"/>
    </style:style>
    <style:style style:name="P26" style:family="paragraph" style:parent-style-name="Standard">
      <style:text-properties officeooo:rsid="002d1edb" officeooo:paragraph-rsid="002d1edb"/>
    </style:style>
    <style:style style:name="P27" style:family="paragraph" style:parent-style-name="Standard">
      <style:text-properties officeooo:rsid="002ee9c7" officeooo:paragraph-rsid="002ee9c7"/>
    </style:style>
    <style:style style:name="P28" style:family="paragraph" style:parent-style-name="Standard">
      <style:text-properties officeooo:rsid="002ee9c7" officeooo:paragraph-rsid="00382699"/>
    </style:style>
    <style:style style:name="P29" style:family="paragraph" style:parent-style-name="Standard">
      <style:text-properties officeooo:rsid="002ee9c7" officeooo:paragraph-rsid="003b4583"/>
    </style:style>
    <style:style style:name="P30" style:family="paragraph" style:parent-style-name="Standard">
      <style:text-properties officeooo:rsid="002ee9c7" officeooo:paragraph-rsid="003eb6a3"/>
    </style:style>
    <style:style style:name="P31" style:family="paragraph" style:parent-style-name="Standard">
      <style:text-properties officeooo:rsid="002ee9c7" officeooo:paragraph-rsid="0042c566"/>
    </style:style>
    <style:style style:name="P32" style:family="paragraph" style:parent-style-name="Standard">
      <style:text-properties officeooo:rsid="002ee9c7" officeooo:paragraph-rsid="00443a06"/>
    </style:style>
    <style:style style:name="P33" style:family="paragraph" style:parent-style-name="Standard">
      <style:text-properties officeooo:rsid="002ee9c7" officeooo:paragraph-rsid="00456abc"/>
    </style:style>
    <style:style style:name="P34" style:family="paragraph" style:parent-style-name="Standard">
      <style:text-properties officeooo:rsid="002f20fb" officeooo:paragraph-rsid="002f20fb"/>
    </style:style>
    <style:style style:name="P35" style:family="paragraph" style:parent-style-name="Standard">
      <style:text-properties officeooo:rsid="002f20fb" officeooo:paragraph-rsid="00382699"/>
    </style:style>
    <style:style style:name="P36" style:family="paragraph" style:parent-style-name="Standard">
      <style:text-properties officeooo:rsid="002f20fb" officeooo:paragraph-rsid="003b4583"/>
    </style:style>
    <style:style style:name="P37" style:family="paragraph" style:parent-style-name="Standard">
      <style:text-properties officeooo:rsid="002f20fb" officeooo:paragraph-rsid="0042c566"/>
    </style:style>
    <style:style style:name="P38" style:family="paragraph" style:parent-style-name="Standard">
      <style:text-properties officeooo:rsid="002f20fb" officeooo:paragraph-rsid="00456abc"/>
    </style:style>
    <style:style style:name="P39" style:family="paragraph" style:parent-style-name="Standard">
      <style:text-properties officeooo:rsid="00382699" officeooo:paragraph-rsid="00382699"/>
    </style:style>
    <style:style style:name="P40" style:family="paragraph" style:parent-style-name="Standard">
      <style:text-properties officeooo:rsid="003b4583" officeooo:paragraph-rsid="003b4583"/>
    </style:style>
    <style:style style:name="P41" style:family="paragraph" style:parent-style-name="Standard">
      <style:text-properties officeooo:rsid="0042c566" officeooo:paragraph-rsid="0042c566"/>
    </style:style>
    <style:style style:name="P42" style:family="paragraph" style:parent-style-name="Standard">
      <style:text-properties officeooo:rsid="00456abc" officeooo:paragraph-rsid="00456abc"/>
    </style:style>
    <style:style style:name="P43" style:family="paragraph" style:parent-style-name="Standard">
      <style:text-properties officeooo:rsid="00497e17" officeooo:paragraph-rsid="00497e17"/>
    </style:style>
    <style:style style:name="P44" style:family="paragraph" style:parent-style-name="Standard">
      <style:text-properties officeooo:rsid="00497e17" officeooo:paragraph-rsid="004ab9d7"/>
    </style:style>
    <style:style style:name="P45" style:family="paragraph" style:parent-style-name="Standard">
      <style:text-properties officeooo:rsid="00497e17" officeooo:paragraph-rsid="004ca205"/>
    </style:style>
    <style:style style:name="P46" style:family="paragraph" style:parent-style-name="Standard">
      <style:text-properties officeooo:rsid="00497e17" officeooo:paragraph-rsid="00540df7"/>
    </style:style>
    <style:style style:name="P47" style:family="paragraph" style:parent-style-name="Standard">
      <style:text-properties officeooo:rsid="00497e17" officeooo:paragraph-rsid="00548e2c"/>
    </style:style>
    <style:style style:name="P48" style:family="paragraph" style:parent-style-name="Standard">
      <style:text-properties officeooo:rsid="00497e17" officeooo:paragraph-rsid="0056d11a"/>
    </style:style>
    <style:style style:name="P49" style:family="paragraph" style:parent-style-name="Standard">
      <style:text-properties officeooo:rsid="00540df7" officeooo:paragraph-rsid="00540df7"/>
    </style:style>
    <style:style style:name="P50" style:family="paragraph" style:parent-style-name="Standard">
      <style:text-properties officeooo:rsid="0056d11a" officeooo:paragraph-rsid="0056d11a"/>
    </style:style>
    <style:style style:name="P51" style:family="paragraph" style:parent-style-name="Standard">
      <style:text-properties officeooo:rsid="0056d11a" officeooo:paragraph-rsid="0056d11a"/>
    </style:style>
    <style:style style:name="P52" style:family="paragraph" style:parent-style-name="Standard">
      <style:text-properties officeooo:rsid="00596699" officeooo:paragraph-rsid="00596699"/>
    </style:style>
    <style:style style:name="P53" style:family="paragraph" style:parent-style-name="Standard">
      <style:text-properties officeooo:rsid="00497e17" officeooo:paragraph-rsid="0056d11a"/>
    </style:style>
    <style:style style:name="P54" style:family="paragraph" style:parent-style-name="Standard">
      <style:text-properties officeooo:rsid="00497e17" officeooo:paragraph-rsid="005aac8e"/>
    </style:style>
    <style:style style:name="P55" style:family="paragraph" style:parent-style-name="Standard">
      <style:text-properties officeooo:rsid="00497e17" officeooo:paragraph-rsid="005eb94f"/>
    </style:style>
    <style:style style:name="P56" style:family="paragraph" style:parent-style-name="Standard">
      <style:text-properties officeooo:rsid="00497e17" officeooo:paragraph-rsid="005eba46"/>
    </style:style>
    <style:style style:name="P57" style:family="paragraph" style:parent-style-name="Standard">
      <style:text-properties officeooo:rsid="00497e17" officeooo:paragraph-rsid="0061abdf"/>
    </style:style>
    <style:style style:name="P58" style:family="paragraph" style:parent-style-name="Standard">
      <style:text-properties officeooo:rsid="00497e17" officeooo:paragraph-rsid="00627fa0"/>
    </style:style>
    <style:style style:name="P59" style:family="paragraph" style:parent-style-name="Standard">
      <style:text-properties officeooo:rsid="00497e17" officeooo:paragraph-rsid="0077277f"/>
    </style:style>
    <style:style style:name="P60" style:family="paragraph" style:parent-style-name="Standard">
      <style:text-properties officeooo:rsid="00497e17" officeooo:paragraph-rsid="00790dd5"/>
    </style:style>
    <style:style style:name="P61" style:family="paragraph" style:parent-style-name="Standard">
      <style:text-properties officeooo:rsid="00497e17" officeooo:paragraph-rsid="007a5488"/>
    </style:style>
    <style:style style:name="P62" style:family="paragraph" style:parent-style-name="Standard">
      <style:text-properties officeooo:rsid="00627fa0" officeooo:paragraph-rsid="006d0bb1"/>
    </style:style>
    <style:style style:name="P63" style:family="paragraph" style:parent-style-name="Standard">
      <style:text-properties officeooo:rsid="00049e18" officeooo:paragraph-rsid="00049e18"/>
    </style:style>
    <style:style style:name="P64" style:family="paragraph" style:parent-style-name="Standard">
      <style:text-properties officeooo:rsid="00049e18" officeooo:paragraph-rsid="007c3f72"/>
    </style:style>
    <style:style style:name="P65" style:family="paragraph" style:parent-style-name="Standard">
      <style:text-properties officeooo:rsid="006480ff" officeooo:paragraph-rsid="006480ff"/>
    </style:style>
    <style:style style:name="P66" style:family="paragraph" style:parent-style-name="Standard">
      <style:text-properties officeooo:rsid="002f20fb" officeooo:paragraph-rsid="00456abc"/>
    </style:style>
    <style:style style:name="P67" style:family="paragraph" style:parent-style-name="Standard">
      <style:text-properties officeooo:rsid="0066e9b2" officeooo:paragraph-rsid="0066e9b2"/>
    </style:style>
    <style:style style:name="P68" style:family="paragraph" style:parent-style-name="Standard">
      <style:text-properties officeooo:rsid="0077277f" officeooo:paragraph-rsid="0077277f"/>
    </style:style>
    <style:style style:name="P69" style:family="paragraph" style:parent-style-name="Standard">
      <style:text-properties officeooo:rsid="007a5488" officeooo:paragraph-rsid="007a5488"/>
    </style:style>
    <style:style style:name="P70" style:family="paragraph" style:parent-style-name="Standard">
      <style:text-properties officeooo:rsid="008103bf" officeooo:paragraph-rsid="008103bf"/>
    </style:style>
    <style:style style:name="T1" style:family="text">
      <style:text-properties officeooo:rsid="000a46d5"/>
    </style:style>
    <style:style style:name="T2" style:family="text">
      <style:text-properties officeooo:rsid="000a740f"/>
    </style:style>
    <style:style style:name="T3" style:family="text">
      <style:text-properties officeooo:rsid="000d9573"/>
    </style:style>
    <style:style style:name="T4" style:family="text">
      <style:text-properties officeooo:rsid="000eb87b"/>
    </style:style>
    <style:style style:name="T5" style:family="text">
      <style:text-properties officeooo:rsid="000fc8f0"/>
    </style:style>
    <style:style style:name="T6" style:family="text">
      <style:text-properties officeooo:rsid="00101a04"/>
    </style:style>
    <style:style style:name="T7" style:family="text">
      <style:text-properties officeooo:rsid="00126f57"/>
    </style:style>
    <style:style style:name="T8" style:family="text">
      <style:text-properties officeooo:rsid="001457a7"/>
    </style:style>
    <style:style style:name="T9" style:family="text">
      <style:text-properties officeooo:rsid="00153d03"/>
    </style:style>
    <style:style style:name="T10" style:family="text">
      <style:text-properties officeooo:rsid="001ca357"/>
    </style:style>
    <style:style style:name="T11" style:family="text">
      <style:text-properties officeooo:rsid="001cd781"/>
    </style:style>
    <style:style style:name="T12" style:family="text">
      <style:text-properties officeooo:rsid="001f0bb5"/>
    </style:style>
    <style:style style:name="T13" style:family="text">
      <style:text-properties officeooo:rsid="00220512"/>
    </style:style>
    <style:style style:name="T14" style:family="text">
      <style:text-properties officeooo:rsid="002a4ae9"/>
    </style:style>
    <style:style style:name="T15" style:family="text">
      <style:text-properties officeooo:rsid="002d1edb"/>
    </style:style>
    <style:style style:name="T16" style:family="text">
      <style:text-properties officeooo:rsid="003058de"/>
    </style:style>
    <style:style style:name="T17" style:family="text">
      <style:text-properties officeooo:rsid="0030b024"/>
    </style:style>
    <style:style style:name="T18" style:family="text">
      <style:text-properties officeooo:rsid="0031da5a"/>
    </style:style>
    <style:style style:name="T19" style:family="text">
      <style:text-properties officeooo:rsid="00323a7d"/>
    </style:style>
    <style:style style:name="T20" style:family="text">
      <style:text-properties officeooo:rsid="00382699"/>
    </style:style>
    <style:style style:name="T21" style:family="text">
      <style:text-properties officeooo:rsid="003b4583"/>
    </style:style>
    <style:style style:name="T22" style:family="text">
      <style:text-properties officeooo:rsid="003cb720"/>
    </style:style>
    <style:style style:name="T23" style:family="text">
      <style:text-properties officeooo:rsid="003eb6a3"/>
    </style:style>
    <style:style style:name="T24" style:family="text">
      <style:text-properties officeooo:rsid="003f46f6"/>
    </style:style>
    <style:style style:name="T25" style:family="text">
      <style:text-properties officeooo:rsid="0042c566"/>
    </style:style>
    <style:style style:name="T26" style:family="text">
      <style:text-properties officeooo:rsid="00491c51"/>
    </style:style>
    <style:style style:name="T27" style:family="text">
      <style:text-properties officeooo:rsid="004ab9d7"/>
    </style:style>
    <style:style style:name="T28" style:family="text">
      <style:text-properties officeooo:rsid="004b3524"/>
    </style:style>
    <style:style style:name="T29" style:family="text">
      <style:text-properties officeooo:rsid="004e12a0"/>
    </style:style>
    <style:style style:name="T30" style:family="text">
      <style:text-properties officeooo:rsid="004ecb91"/>
    </style:style>
    <style:style style:name="T31" style:family="text">
      <style:text-properties officeooo:rsid="004fdca6"/>
    </style:style>
    <style:style style:name="T32" style:family="text">
      <style:text-properties officeooo:rsid="00507381"/>
    </style:style>
    <style:style style:name="T33" style:family="text">
      <style:text-properties officeooo:rsid="00548e2c"/>
    </style:style>
    <style:style style:name="T34" style:family="text">
      <style:text-properties officeooo:rsid="005aac8e"/>
    </style:style>
    <style:style style:name="T35" style:family="text">
      <style:text-properties officeooo:rsid="005eba46"/>
    </style:style>
    <style:style style:name="T36" style:family="text">
      <style:text-properties officeooo:rsid="006efc0a"/>
    </style:style>
    <style:style style:name="T37" style:family="text">
      <style:text-properties officeooo:rsid="0078362d"/>
    </style:style>
    <style:style style:name="T38" style:family="text">
      <style:text-properties officeooo:rsid="00790dd5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497e17"/>
    </style:style>
    <style:style style:name="T42" style:family="text">
      <style:text-properties style:text-underline-style="none" officeooo:rsid="00548e2c"/>
    </style:style>
    <style:style style:name="T43" style:family="text">
      <style:text-properties style:text-underline-style="none" officeooo:rsid="004e12a0"/>
    </style:style>
    <style:style style:name="T44" style:family="text">
      <style:text-properties style:text-underline-style="none" officeooo:rsid="00820415"/>
    </style:style>
    <style:style style:name="T45" style:family="text">
      <style:text-properties officeooo:rsid="007c3f72"/>
    </style:style>
    <style:style style:name="T46" style:family="text">
      <style:text-properties officeooo:rsid="008103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LECT * FROM groupe_voyage</text:p>
      <text:p text:style-name="P1"/>
      <text:p text:style-name="P2">SELECT email FROM utilisateur WHERE prenom='Jean' AND nom ='Dupond'</text:p>
      <text:p text:style-name="P1"/>
      <text:p text:style-name="P2">SELECT * FROM utilisateur WHERE nom LIKE 'L%'</text:p>
      <text:p text:style-name="P1"/>
      <text:p text:style-name="P1">SELECT * FROM utilisateur WHERE ville ='Grenoble' OR ville='Lyon' OR ville='Chambery'</text:p>
      <text:p text:style-name="P1"><text:s/>OR ville ='Annecy' OR ville = 'Chambery'</text:p>
      <text:p text:style-name="P1"/>
      <text:p text:style-name="P65">A faire avec IN</text:p>
      <text:p text:style-name="P64">SELECT * FROM utilisateur WHERE ville <text:s/><text:span text:style-name="T45">IN ('</text:span>Grenoble', 'Lyon', 'Chambery'</text:p>
      <text:p text:style-name="P64">, 'Annecy', <text:s/>'Chambery'<text:span text:style-name="T45">)</text:span></text:p>
      <text:p text:style-name="P1"/>
      <text:p text:style-name="P3">SELECT <text:s/>nom_evenement FROM evenement WHERE date_evenement BETWEEN '2016-11-03' AND '2016-12-10'</text:p>
      <text:p text:style-name="P3"/>
      <text:p text:style-name="P3">SELECT <text:s/>* FROM utilisateur WHERE pays='Gambia' AND date_naissance <text:span text:style-name="T2">&lt;</text:span>'<text:span text:style-name="T2">1990-01-01'</text:span></text:p>
      <text:p text:style-name="P3"/>
      <text:p text:style-name="P3">SELECT * FROM groupe_voyage WHERE <text:s/>confidentialite_groupe <text:span text:style-name="T1">IS </text:span>NULL</text:p>
      <text:p text:style-name="P3"/>
      <text:p text:style-name="P3"/>
      <text:p text:style-name="P1"/>
      <text:p text:style-name="P1"/>
      <text:p text:style-name="P4">JOINTURE : </text:p>
      <text:p text:style-name="P26">1,</text:p>
      <text:p text:style-name="P4">SELECT nom_evenement, date_evenement, heure_evenement, utilisateur.nom, utilisateur.prenom FROM evenement INNER JOIN utilisateur ON utilisateur.id_utilisateur = evenement.id_utilisateur_createur</text:p>
      <text:p text:style-name="P5"/>
      <text:p text:style-name="P26">2,</text:p>
      <text:p text:style-name="P6">SELECT <text:s/><text:span text:style-name="T3">publication.titre_publication, publication.contenu_publication, utilisateur.prenom ,utilisateur.nom </text:span><text:s/>FROM publication </text:p>
      <text:p text:style-name="P6">INNER JOIN utilisateur</text:p>
      <text:p text:style-name="P6">ON publication.id_utilisateur=utilisateur.id_utilisateur</text:p>
      <text:p text:style-name="P14">WHERE utilisateur.prenom ='Jesse' AND utilisateur.nom='Johns<text:span text:style-name="T4">o</text:span>n'</text:p>
      <text:p text:style-name="P14"/>
      <text:p text:style-name="P26">3,</text:p>
      <text:p text:style-name="P7">SELECT <text:s/><text:span text:style-name="T3">utilisateur.prenom ,utilisateur.nom </text:span><text:s/>FROM _<text:span text:style-name="T5">like</text:span> </text:p>
      <text:p text:style-name="P7">INNER JOIN utilisateur ON _<text:span text:style-name="T5">like</text:span>.id_utilisateur=utilisateur.id_utilisateur</text:p>
      <text:p text:style-name="P15">WHERE _<text:span text:style-name="T6">like.id_publication=9</text:span></text:p>
      <text:p text:style-name="P7"/>
      <text:p text:style-name="P7"/>
      <text:p text:style-name="P26">4,</text:p>
      <text:p text:style-name="P8">SELECT <text:s/><text:span text:style-name="T3">utilisateur.prenom ,utilisateur.nom </text:span><text:s/>FROM _<text:span text:style-name="T5">like</text:span> </text:p>
      <text:p text:style-name="P8">INNER JOIN utilisateur ON _<text:span text:style-name="T5">like</text:span>.id_utilisateur=utilisateur.id_utilisateur</text:p>
      <text:p text:style-name="P19">INNER JOIN publication ON _<text:span text:style-name="T8">like</text:span>.id_<text:span text:style-name="T8">publication</text:span>=publication.id_publication</text:p>
      <text:p text:style-name="P16">WHERE <text:span text:style-name="T7">publication.titre_publication='La cordillère des Andes'</text:span></text:p>
      <text:p text:style-name="P9"/>
      <text:p text:style-name="P9"/>
      <text:p text:style-name="P26">5,</text:p>
      <text:p text:style-name="P10">SELECT <text:s/><text:span text:style-name="T3">publication.id_publication </text:span><text:s/>FROM <text:s text:c="2"/>_<text:span text:style-name="T5">like</text:span></text:p>
      <text:p text:style-name="P20">INNER JOIN <text:span text:style-name="T11">publication</text:span> ON _<text:span text:style-name="T8">like</text:span>.id_<text:span text:style-name="T8">publication</text:span>=publication.id_publication</text:p>
      <text:p text:style-name="P9"><text:soft-page-break/>INNER JOIN utilisateur ON _<text:span text:style-name="T10">like.id_utilisateur</text:span>=utilisateur.id_utilisateur</text:p>
      <text:p text:style-name="P17">WHERE <text:span text:style-name="T9">utilisateur.prenom='Jesse' AND utilisateur.nom='Johnson'</text:span></text:p>
      <text:p text:style-name="P17"/>
      <text:p text:style-name="P26">6,</text:p>
      <text:p text:style-name="P11">SELECT <text:s/><text:span text:style-name="T3">publication.titre_publication</text:span> FROM <text:s text:c="2"/><text:span text:style-name="T12">publication</text:span></text:p>
      <text:p text:style-name="P21">INNER JOIN _<text:span text:style-name="T12">like</text:span> ON _<text:span text:style-name="T8">like</text:span>.id_<text:span text:style-name="T8">publication</text:span>=publication.id_publication</text:p>
      <text:p text:style-name="P11">INNER JOIN utilisateur ON _<text:span text:style-name="T10">like.id_utilisateur</text:span>=utilisateur.id_utilisateur</text:p>
      <text:p text:style-name="P18">WHERE <text:span text:style-name="T9">utilisateur.prenom='Jesse' AND utilisateur.nom='Johnson'</text:span></text:p>
      <text:p text:style-name="P18"/>
      <text:p text:style-name="P26">7,</text:p>
      <text:p text:style-name="P12">SELECT <text:s/><text:span text:style-name="T3">utilisateur.prenom ,utilisateur.nom, commentaire.contenu_commentaire AS Commentaires_fait</text:span> FROM <text:s text:c="2"/><text:span text:style-name="T13">utilisateur</text:span></text:p>
      <text:p text:style-name="P22">INNER JOIN <text:span text:style-name="T13">commentaire</text:span> ON <text:span text:style-name="T13">commentaire</text:span>.<text:span text:style-name="T13">id_utilisateur</text:span>=<text:span text:style-name="T2">utilisateur.id_utilisateur</text:span></text:p>
      <text:p text:style-name="P24"/>
      <text:p text:style-name="P26">8,</text:p>
      <text:p text:style-name="P13">SELECT <text:span text:style-name="T3">utilisateur.prenom ,utilisateur.nom, commentaire.contenu_commentaire AS Commentaires_fait</text:span> FROM <text:span text:style-name="T14">utilisateur</text:span></text:p>
      <text:p text:style-name="P23"><text:span text:style-name="T15">LEFT</text:span> JOIN <text:span text:style-name="T13">commentaire</text:span> ON <text:span text:style-name="T2">utilisateur.id_utilisateur=commentaire</text:span>.<text:span text:style-name="T13">id_utilisateur</text:span></text:p>
      <text:p text:style-name="P25"/>
      <text:p text:style-name="P25"/>
      <text:p text:style-name="P27">9,</text:p>
      <text:p text:style-name="P27">SELECT <text:s/><text:span text:style-name="T19">amis.id_utilisateur_1 as Mon_id, amis.</text:span>id_<text:span text:style-name="T19">utilisateur_2 as Mes_amis</text:span> <text:span text:style-name="T16"><text:s/></text:span>FROM <text:span text:style-name="T17">amis</text:span></text:p>
      <text:p text:style-name="P27">INNER JOIN <text:span text:style-name="T18">utilisateur</text:span> ON utilisateur.id_utilisateur=amis.id_utilisateur_1 </text:p>
      <text:p text:style-name="P34">WHERE utilisateur.id_utilisateur = 7</text:p>
      <text:p text:style-name="P34"/>
      <text:p text:style-name="P39">10,</text:p>
      <text:p text:style-name="P28">SELECT <text:s/><text:span text:style-name="T19">amis.id_utilisateur_1 as Mon_id, amis.</text:span>id_<text:span text:style-name="T19">utilisateur_2 as Mes_amis</text:span> <text:span text:style-name="T16"><text:s/></text:span>FROM <text:span text:style-name="T17">amis</text:span></text:p>
      <text:p text:style-name="P28">INNER JOIN <text:span text:style-name="T18">utilisateur</text:span> ON utilisateur.id_utilisateur=amis.id_utilisateur_1 </text:p>
      <text:p text:style-name="P35">WHERE utilisateur.<text:span text:style-name="T20">prenom</text:span> = '<text:span text:style-name="T20">Glenna' AND utilisateur.nom='Nguyen'</text:span></text:p>
      <text:p text:style-name="P35"/>
      <text:p text:style-name="P40">11,</text:p>
      <text:p text:style-name="P29">SELECT <text:s/><text:span text:style-name="T19">u2.nom AS Mes_amis, u1.nom AS Moi</text:span> <text:span text:style-name="T16"><text:s/></text:span>FROM <text:span text:style-name="T17">amis</text:span></text:p>
      <text:p text:style-name="P30">INNER JOIN <text:span text:style-name="T18">utilisateur</text:span> <text:span text:style-name="T23">AS u1 </text:span>ON u<text:span text:style-name="T24">1</text:span>.id_utilisateur=amis.id_utilisateur_1</text:p>
      <text:p text:style-name="P30"><text:span text:style-name="T23">INNER JOIN utilisateur AS u2 ON</text:span> <text:span text:style-name="T22"><text:s/></text:span>u<text:span text:style-name="T24">2</text:span>.id_utilisateur=amis.id_utilisateur_<text:span text:style-name="T22">2</text:span></text:p>
      <text:p text:style-name="P36">WHERE u<text:span text:style-name="T23">1</text:span>.id_utilisateur = <text:span text:style-name="T21">4</text:span></text:p>
      <text:p text:style-name="P36"/>
      <text:p text:style-name="P41">12,</text:p>
      <text:p text:style-name="P32">SELECT <text:s/><text:span text:style-name="T19">u1.nom , u2.nom AS Mes_amis</text:span> <text:span text:style-name="T16"><text:s/></text:span>FROM <text:span text:style-name="T17">amis</text:span></text:p>
      <text:p text:style-name="P31">INNER JOIN <text:span text:style-name="T18">utilisateur</text:span> <text:span text:style-name="T23">AS u1 </text:span>ON u<text:span text:style-name="T24">1</text:span>.id_utilisateur=amis.id_utilisateur_1</text:p>
      <text:p text:style-name="P31"><text:span text:style-name="T23">INNER JOIN utilisateur AS u2 ON</text:span> <text:span text:style-name="T22"><text:s/></text:span>u<text:span text:style-name="T24">2</text:span>.id_utilisateur=amis.id_utilisateur_<text:span text:style-name="T22">2</text:span></text:p>
      <text:p text:style-name="P37">WHERE u<text:span text:style-name="T23">1</text:span>.<text:span text:style-name="T25">nom</text:span> = '<text:span text:style-name="T25">Huffman'</text:span></text:p>
      <text:p text:style-name="P37"/>
      <text:p text:style-name="P42">13,</text:p>
      <text:p text:style-name="P33">SELECT <text:s/><text:span text:style-name="T19">u1.nom AS Mon_nom, u2.nom AS Mes_amis_dans_la_même_ville</text:span> <text:span text:style-name="T16"><text:s/></text:span>FROM <text:span text:style-name="T17">amis</text:span></text:p>
      <text:p text:style-name="P33">INNER JOIN <text:span text:style-name="T18">utilisateur</text:span> <text:span text:style-name="T23">AS u1 </text:span>ON u<text:span text:style-name="T24">1</text:span>.id_utilisateur=amis.id_utilisateur_1</text:p>
      <text:p text:style-name="P33"><text:span text:style-name="T23">INNER JOIN utilisateur AS u2 ON</text:span> <text:span text:style-name="T22"><text:s/></text:span>u<text:span text:style-name="T24">2</text:span>.id_utilisateur=amis.id_utilisateur_<text:span text:style-name="T22">2</text:span></text:p>
      <text:p text:style-name="P38">WHERE u<text:span text:style-name="T23">1</text:span>.<text:span text:style-name="T25">nom</text:span> = '<text:span text:style-name="T26">Boyer' AND u1.ville=u2.ville</text:span></text:p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43">14.</text:p>
      <text:p text:style-name="P43">SELECT <text:span text:style-name="T32">u1.nom as Créateur_évènement, evenement.nom_evenement, u2.id_utilisateur, u2.prenom, u2.nom</text:span></text:p>
      <text:p text:style-name="P43">FROM <text:span text:style-name="T27">utilisateur as u1</text:span></text:p>
      <text:p text:style-name="P44">INNER JOIN <text:span text:style-name="T27">evenement </text:span>ON evenement.id_utilisateur_createur=<text:span text:style-name="T30">u1</text:span>.id_utilisateur</text:p>
      <text:p text:style-name="P43">INNER JOIN <text:span text:style-name="T28">membre_evenement <text:s/></text:span>ON <text:span text:style-name="T28">evenement.id_evenement=membre_evenement.id_evenement</text:span></text:p>
      <text:p text:style-name="P45">INNER JOIN <text:span text:style-name="T29">utilisateur AS u2 </text:span>ON <text:span text:style-name="T30">u2.id_utilisateur=membre_evenement.id_utilisateur</text:span></text:p>
      <text:p text:style-name="P43">WHERE <text:s/>u<text:span text:style-name="T31">1</text:span>.nom='Randolph' </text:p>
      <text:p text:style-name="P43"/>
      <text:p text:style-name="P49">15.</text:p>
      <text:p text:style-name="P46">SELECT <text:span text:style-name="T32">u1.nom as Créateur_publication, publication.titre_publication, u2.id_utilisateur, u2.prenom, u2.nom</text:span></text:p>
      <text:p text:style-name="P46">FROM <text:span text:style-name="T27">utilisateur as u1</text:span></text:p>
      <text:p text:style-name="P46">INNER JOIN <text:span text:style-name="T33">publication </text:span>ON <text:span text:style-name="T33">publication</text:span>.id_utilisateur=<text:span text:style-name="T30">u1</text:span>.id_utilisateur</text:p>
      <text:p text:style-name="P47">INNER JOIN _<text:span text:style-name="T33">like </text:span>ON _<text:span text:style-name="T33">like.id_publication=publication.id_publication</text:span></text:p>
      <text:p text:style-name="P46">INNER JOIN <text:span text:style-name="T29">utilisateur AS u2 </text:span>ON <text:span text:style-name="T30">u2.id_utilisateur=_like.id_utilisateur</text:span></text:p>
      <text:p text:style-name="P46">WHERE <text:s/>u<text:span text:style-name="T31">1</text:span>.nom='<text:span text:style-name="T33">Roberts</text:span>' </text:p>
      <text:p text:style-name="P46"/>
      <text:p text:style-name="P50">16.</text:p>
      <text:p text:style-name="P48">SELECT <text:span text:style-name="T32">u1.nom as Créateur_publication, publication.titre_publication, u2.id_utilisateur, u2.prenom, u2.nom</text:span></text:p>
      <text:p text:style-name="P48">FROM <text:span text:style-name="T27">utilisateur as u1</text:span></text:p>
      <text:p text:style-name="P48">INNER JOIN <text:span text:style-name="T33">publication </text:span>ON <text:span text:style-name="T33">publication</text:span>.id_utilisateur=<text:span text:style-name="T30">u1</text:span>.id_utilisateur</text:p>
      <text:p text:style-name="P48">INNER JOIN _<text:span text:style-name="T33">like </text:span>ON _<text:span text:style-name="T33">like.id_publication=publication.id_publication</text:span></text:p>
      <text:p text:style-name="P48">INNER JOIN <text:span text:style-name="T29">utilisateur AS u2 </text:span>ON <text:span text:style-name="T30">u2.id_utilisateur=_like.id_utilisateur</text:span></text:p>
      <text:p text:style-name="P54">INNER JOIN <text:span text:style-name="T34">amis </text:span>ON <text:span text:style-name="T34">u1.id_utilisateur=amis.id_utilisateur_1 AND u2.id_utilisateur=amis.id_utilisateur_2</text:span></text:p>
      <text:p text:style-name="P48">WHERE <text:s/>u<text:span text:style-name="T31">1</text:span>.nom='<text:span text:style-name="T33">Randolph</text:span>' </text:p>
      <text:p text:style-name="P50"/>
      <text:p text:style-name="P52">17.</text:p>
      <text:p text:style-name="P56">SELECT <text:span text:style-name="T32">publi1.titre_publication, utilisateur.id_utilisateur, utilisateur.prenom, utilisateur.nom</text:span></text:p>
      <text:p text:style-name="P55">FROM <text:span text:style-name="T35">publication AS publi1 </text:span></text:p>
      <text:p text:style-name="P55">INNER JOIN _<text:span text:style-name="T33">like </text:span>ON _<text:span text:style-name="T33">like.id_publication=publi1.id_publication</text:span></text:p>
      <text:p text:style-name="P56">INNER JOIN <text:span text:style-name="T29">utilisateur </text:span>ON <text:span text:style-name="T29">utilisateur.id_utilisateur=_like.id_utilisateur</text:span></text:p>
      <text:p text:style-name="P68">INNER JOIN publication AS publi2 <text:span text:style-name="T37">ON publi2.id_publication=_like.id_publication</text:span></text:p>
      <text:p text:style-name="P60">INNER JOIN _<text:span text:style-name="T38">like AS like1 </text:span>ON <text:span text:style-name="T38">like1.id_utilisateur=utilisateur.id_utilisateur</text:span></text:p>
      <text:p text:style-name="P59">WHERE <text:s/><text:span text:style-name="T36">publi1.contenu_publication LIKE '%informatique%' <text:s/>AND publi1.contenu_publication NOT LIKE <text:s/>'%voyage%' <text:s/>AND</text:span> <text:span text:style-name="T36"><text:s/>publi2.contenu_publication NOT LIKE <text:s/>'%voyage%' </text:span></text:p>
      <text:p text:style-name="P59"/>
      <text:p text:style-name="P59"/>
      <text:p text:style-name="P69">SELECT <text:s/><text:span text:style-name="T32">publi1.titre_publication, utilisateur.id_utilisateur, utilisateur.prenom, utilisateur.nom</text:span></text:p>
      <text:p text:style-name="P61">FROM <text:span text:style-name="T35">publication AS publi1</text:span></text:p>
      <text:p text:style-name="P69">INNER JOIN _like ON <text:span text:style-name="T41">_</text:span><text:span text:style-name="T42">like.id_publication=publi1.id_publication</text:span></text:p>
      <text:p text:style-name="P69"><text:span text:style-name="T40">INNER JOIN </text:span><text:span text:style-name="T42">u</text:span><text:span text:style-name="T40">tilisateur ON </text:span><text:span text:style-name="T43">utilisateur.id_utilisateur =_like.id_utilisateur</text:span></text:p>
      <text:p text:style-name="P70"><text:span text:style-name="T43">I</text:span><text:span text:style-name="T40">NNER JOIN </text:span><text:span text:style-name="T44">publication</text:span><text:span text:style-name="T40"> AS </text:span><text:span text:style-name="T44">publi2</text:span><text:span text:style-name="T40"> ON </text:span><text:span text:style-name="T44">publi2</text:span><text:span text:style-name="T40">.id_</text:span><text:span text:style-name="T44">publication</text:span><text:span text:style-name="T40"> = </text:span></text:p>
      <text:p text:style-name="P69">WHERE publi<text:span text:style-name="T46">1</text:span>.contenu_publication LIKE '%informatique%'</text:p>
      <text:p text:style-name="P58"/>
      <text:p text:style-name="P62"/>
      <text:p text:style-name="P55"/>
      <text:p text:style-name="P55"><text:soft-page-break/></text:p>
      <text:p text:style-name="P55"/>
      <text:p text:style-name="P57"/>
      <text:p text:style-name="P67">SELECT <text:s/>amis.id_utilisateur_2 as Mes_amis <text:s/>FROM amis</text:p>
      <text:p text:style-name="P67">WHERE amis.id_utilisateur_1 <text:s/>= 7</text:p>
      <text:p text:style-name="P67">UNION ALL</text:p>
      <text:p text:style-name="P67">SELECT <text:s/>amis.id_utilisateur_1 as Mes_amis <text:s/>FROM amis</text:p>
      <text:p text:style-name="P67">WHERE amis.id_utilisateur_2 <text:s/>=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29M43S</meta:editing-duration>
    <meta:editing-cycles>100</meta:editing-cycles>
    <meta:generator>LibreOffice/5.1.5.2$Windows_x86 LibreOffice_project/7a864d8825610a8c07cfc3bc01dd4fce6a9447e5</meta:generator>
    <dc:date>2017-01-10T14:39:41.253000000</dc:date>
    <meta:document-statistic meta:table-count="0" meta:image-count="0" meta:object-count="0" meta:page-count="4" meta:paragraph-count="108" meta:word-count="549" meta:character-count="5898" meta:non-whitespace-character-count="5393"/>
    <meta:user-defined meta:name="Info 1"/>
    <meta:user-defined meta:name="Info 2"/>
    <meta:user-defined meta:name="Info 3"/>
    <meta:user-defined meta:name="Info 4"/>
  </office:meta>
</office:document-meta>
</file>